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fea" officeooo:paragraph-rsid="001c1fea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fo:font-weight="bold" officeooo:rsid="001c1fea" officeooo:paragraph-rsid="001c1fe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weight="normal" officeooo:rsid="001cb894" officeooo:paragraph-rsid="001cb89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weight="normal" officeooo:rsid="001e53f3" officeooo:paragraph-rsid="001e53f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weight="normal" officeooo:rsid="001f7b13" officeooo:paragraph-rsid="001f7b1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weight="normal" officeooo:rsid="0020079e" officeooo:paragraph-rsid="0020079e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weight="normal" officeooo:rsid="0020079e" officeooo:paragraph-rsid="0020079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weight="normal" officeooo:rsid="0020079e" officeooo:paragraph-rsid="0020079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1c1fea" officeooo:paragraph-rsid="001c1fea"/>
    </style:style>
    <style:style style:name="T1" style:family="text">
      <style:text-properties officeooo:rsid="001cb894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-06-2024.</text:p>
      <text:p text:style-name="P1"/>
      <text:p text:style-name="P1">DWEC</text:p>
      <text:p text:style-name="P1"/>
      <text:p text:style-name="P9">Websocket Tecnología que proporciona un canal de comunicación birideccional y full duplex sobre un único socket </text:p>
      <text:p text:style-name="P9"/>
      <text:p text:style-name="P9">API </text:p>
      <text:p text:style-name="P9"/>
      <text:p text:style-name="P9">Logica en el servidor. </text:p>
      <text:p text:style-name="P9"/>
      <text:p text:style-name="P9">Recibe datos enviados por el cliente mediante lógica del cliente. </text:p>
      <text:p text:style-name="P9">Lo procesa.</text:p>
      <text:p text:style-name="P9">Guarda de forma “permanente”</text:p>
      <text:p text:style-name="P9">Recupera datos del almacenamiento y los entrega al cliente. </text:p>
      <text:p text:style-name="P9"/>
      <text:p text:style-name="P9">Se comunica para intercambio de datos con la logica del servidor</text:p>
      <text:p text:style-name="P9">Muestra los datos al usuario mediante interfaz web</text:p>
      <text:p text:style-name="P9">Entiende los controles incluidos en la interfaz. </text:p>
      <text:p text:style-name="P9"/>
      <text:p text:style-name="P9">Excepciones. </text:p>
      <text:p text:style-name="P9">No todas las aplicaciones web tienen lógica del cliente y en el servidor</text:p>
      <text:p text:style-name="P9">puede haber aplicaciones en las que no estén dedicadas. </text:p>
      <text:p text:style-name="P9"/>
      <text:p text:style-name="P9">Aplicación de múltiples paginas. </text:p>
      <text:p text:style-name="P9">Cada acceso a una sección implica la carga completa. Hay refresco de pantalla. </text:p>
      <text:p text:style-name="P9"/>
      <text:p text:style-name="P9">Aplicaciones de una página (SPA)</text:p>
      <text:p text:style-name="P9">La lógica de cliente se descarga una única vez, de tal forma que el acceso a otras seccione solo provoca la descargar de datos. </text:p>
      <text:p text:style-name="P9"/>
      <text:p text:style-name="P9"/>
      <text:p text:style-name="P9">Entorno cliente es:</text:p>
      <text:p text:style-name="P9">- Multiplataforma. Sirve para toda plataforma.</text:p>
      <text:p text:style-name="P9">- Compatible entre navegadores.</text:p>
      <text:p text:style-name="P9">- Universal Accesible directamente desde navegadores sin necesidad de instalación</text:p>
      <text:p text:style-name="P9">- El usuario no ve las actualizaciones del sistema. </text:p>
      <text:p text:style-name="P9"/>
      <text:p text:style-name="P2">Modelización <text:span text:style-name="T1">(Buscar)</text:span></text:p>
      <text:p text:style-name="P2"/>
      <text:p text:style-name="P4">17-09-2024</text:p>
      <text:p text:style-name="P3">Se entiende por capa cada elemento que procesa o trata información. En un modelo de n-capas la información atraviesa varias capas entre la interfaz y la administración de los datos. </text:p>
      <text:p text:style-name="P3">El más habitual es el modelo de tres capas. Three-tier architecture. </text:p>
      <text:p text:style-name="P3"/>
      <text:p text:style-name="P5"><text:span text:style-name="T2">Modelo de dos capas.</text:span> Gran parte de la aplicación corre en el lado del cliente (cliente pesado). La lógica de negocio se encuentra en el lado del cliente. </text:p>
      <text:p text:style-name="P5">Desventajas. Dificil de escalar a demanda, número reducido de conexiones, carga alta de red con funcionalidad limitada. </text:p>
      <text:p text:style-name="P5"/>
      <text:p text:style-name="P5">Modelo de tres capas. Diseñada para superar limitaciones del modelo de dos capas. Cada capa intermedia contiene la lógica del negocio. Las aplicaciones web actuales se ajustan al modelo. </text:p>
      <text:p text:style-name="P5"><text:soft-page-break/>Detalles del modelo tres capas. </text:p>
      <text:p text:style-name="P5"/>
      <text:p text:style-name="P5">Capa presentación (parte en el cliente y parte en el servidor). Recoge la información del usuario y la envia al servidor para que la capa de negocio la procese. </text:p>
      <text:p text:style-name="P5">Procesa determinada información.</text:p>
      <text:p text:style-name="P5">Recibe los resultado de la capa de proceso</text:p>
      <text:p text:style-name="P5">Generan la presentación y la muestrran (HTML, CSS y JS)</text:p>
      <text:p text:style-name="P5"/>
      <text:p text:style-name="P5">Capa de aplicación proceso o negocio. Nivel lógico intermedio. </text:p>
      <text:p text:style-name="P5">Recibe datos de la capa de presentación. <text:s/></text:p>
      <text:p text:style-name="P5"/>
      <text:p text:style-name="P7">Selección de arquitecturas y herramientas de programación. UT1 – 2.</text:p>
      <text:p text:style-name="P7"/>
      <text:p text:style-name="P8">Arquitectura de navegadores</text:p>
      <text:p text:style-name="P8"/>
      <text:p text:style-name="P6">Está compuesta por un esquema que aplica para cualquier navegador web: Tiene una interfaz, un motor, un motor de renderizado, un back-end, una parte de networking, javascritp y una persistencia. 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25:18.772000000</meta:creation-date>
    <dc:date>2024-09-17T13:02:20.311000000</dc:date>
    <meta:editing-duration>PT2H26M11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1" meta:word-count="406" meta:character-count="2583" meta:non-whitespace-character-count="2194"/>
  </office:meta>
</office:document-meta>
</file>